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Batang" svg:font-family="Batang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atang1" svg:font-family="Batang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education" style:family="table">
      <style:table-properties style:width="6.6979in" fo:margin-left="0in" table:align="left"/>
    </style:style>
    <style:style style:name="education.A" style:family="table-column">
      <style:table-column-properties style:column-width="1.5in"/>
    </style:style>
    <style:style style:name="education.B" style:family="table-column">
      <style:table-column-properties style:column-width="5.1979in"/>
    </style:style>
    <style:style style:name="education.1" style:family="table-row">
      <style:table-row-properties style:min-row-height="0.25in"/>
    </style:style>
    <style:style style:name="education.A1" style:family="table-cell">
      <style:table-cell-properties fo:padding="0in" fo:border="none" style:writing-mode="page"/>
    </style:style>
    <style:style style:name="Table1" style:family="table">
      <style:table-properties style:width="6.7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5.2in"/>
    </style:style>
    <style:style style:name="Table1.1" style:family="table-row">
      <style:table-row-properties style:min-row-height="0.25in" fo:background-color="transparent">
        <style:background-image/>
      </style:table-row-properties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7in" table:align="center" fo:background-color="transparent">
        <style:background-image/>
      </style:table-properties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3.6889in"/>
    </style:style>
    <style:style style:name="Table2.C" style:family="table-column">
      <style:table-column-properties style:column-width="1.0625in"/>
    </style:style>
    <style:style style:name="Table2.D" style:family="table-column">
      <style:table-column-properties style:column-width="0.8236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in" fo:border="none" style:writing-mode="page"/>
    </style:style>
    <style:style style:name="Table2.C1" style:family="table-cell">
      <style:table-cell-properties style:vertical-align="middle" fo:padding="0in" fo:border="none" style:writing-mode="page"/>
    </style:style>
    <style:style style:name="Table3" style:family="table">
      <style:table-properties style:width="6.75in" fo:margin-left="0in" table:align="left"/>
    </style:style>
    <style:style style:name="Table3.A" style:family="table-column">
      <style:table-column-properties style:column-width="3.3458in"/>
    </style:style>
    <style:style style:name="Table3.B" style:family="table-column">
      <style:table-column-properties style:column-width="3.4042in"/>
    </style:style>
    <style:style style:name="Table3.A1" style:family="table-cell">
      <style:table-cell-properties style:writing-mode="pag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style:writing-mode="page"/>
    </style:style>
    <style:style style:name="P1" style:family="paragraph" style:parent-style-name="No_20_Spacing">
      <style:paragraph-properties fo:margin-left="0in" fo:margin-right="0in" fo:margin-top="0in" fo:margin-bottom="0in" loext:contextual-spacing="false" fo:line-height="108%" fo:text-align="center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901" officeooo:paragraph-rsid="000b74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List_20_Paragraph">
      <style:paragraph-properties fo:margin-left="0in" fo:margin-right="0in" fo:margin-top="0.0398in" fo:margin-bottom="0.0398in" loext:contextual-spacing="false" fo:line-height="108%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b57f" officeooo:paragraph-rsid="000ea5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List_20_Paragraph">
      <style:paragraph-properties fo:margin-left="0in" fo:margin-right="0in" fo:margin-top="0.0398in" fo:margin-bottom="0.0398in" loext:contextual-spacing="false" fo:line-height="108%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0bb57f" officeooo:paragraph-rsid="000d2a5f" style:font-name-asian="Batang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margin-left="0in" fo:margin-right="0in" fo:margin-top="0.0791in" fo:margin-bottom="0.0791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60ff" officeooo:paragraph-rsid="000b74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ParaAttribute14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901" officeooo:paragraph-rsid="000d2a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4pt" fo:font-weight="bold" officeooo:rsid="000b7408" officeooo:paragraph-rsid="000b7408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4pt" fo:font-weight="bold" officeooo:rsid="000ea58f" officeooo:paragraph-rsid="000ea58f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officeooo:paragraph-rsid="000b7408"/>
    </style:style>
    <style:style style:name="P9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fo:color="#56316d" fo:font-size="14pt" fo:font-weight="bold" officeooo:paragraph-rsid="000b7408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56316d" fo:font-size="14pt" fo:font-weight="bold" officeooo:rsid="000b7408" officeooo:paragraph-rsid="000b740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56316d" fo:font-size="14pt" fo:font-weight="bold" officeooo:rsid="000ea58f" officeooo:paragraph-rsid="000ea58f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.0398in" fo:margin-bottom="0.0398in" loext:contextual-spacing="false" fo:text-align="start" style:justify-single-word="false" fo:break-before="page"/>
      <style:text-properties fo:color="#56316d" fo:font-size="14pt" fo:font-weight="bold" officeooo:rsid="000b7408" officeooo:paragraph-rsid="000b7408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font-size="12pt" style:font-size-asian="12pt" style:font-size-complex="12pt"/>
    </style:style>
    <style:style style:name="P14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font-size="12pt" officeooo:rsid="000b7408" officeooo:paragraph-rsid="000b7408" style:font-size-asian="12pt" style:font-size-complex="12pt"/>
    </style:style>
    <style:style style:name="P15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font-size="12pt" officeooo:rsid="000d48a2" officeooo:paragraph-rsid="000d48a2" style:font-size-asian="12pt" style:font-size-complex="12pt"/>
    </style:style>
    <style:style style:name="P16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font-size="12pt" officeooo:rsid="000dda37" officeooo:paragraph-rsid="000dda37" style:font-size-asian="12pt" style:font-size-complex="12pt"/>
    </style:style>
    <style:style style:name="P17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font-size="12pt" officeooo:rsid="000dda37" officeooo:paragraph-rsid="00126aec" style:font-size-asian="12pt" style:font-size-complex="12pt"/>
    </style:style>
    <style:style style:name="P18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font-size="12pt" officeooo:rsid="000e44bd" officeooo:paragraph-rsid="000e44bd" style:font-size-asian="12pt" style:font-size-complex="12pt"/>
    </style:style>
    <style:style style:name="P19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font-size="12pt" fo:font-weight="bold" officeooo:rsid="000b7408" officeooo:paragraph-rsid="000b7408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font-size="12pt" fo:font-weight="bold" officeooo:rsid="000d48a2" officeooo:paragraph-rsid="000d48a2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margin-top="0.0398in" fo:margin-bottom="0.0398in" loext:contextual-spacing="false" fo:text-align="start" style:justify-single-word="false"/>
      <style:text-properties officeooo:paragraph-rsid="000d2a5f"/>
    </style:style>
    <style:style style:name="P22" style:family="paragraph" style:parent-style-name="Table_20_Contents">
      <style:paragraph-properties fo:margin-top="0.0398in" fo:margin-bottom="0.0398in" loext:contextual-spacing="false" fo:text-align="start" style:justify-single-word="false"/>
      <style:text-properties officeooo:paragraph-rsid="000ea58f"/>
    </style:style>
    <style:style style:name="P23" style:family="paragraph" style:parent-style-name="Table_20_Contents">
      <style:paragraph-properties fo:margin-top="0.0398in" fo:margin-bottom="0.0398in" loext:contextual-spacing="false" fo:text-align="start" style:justify-single-word="false"/>
      <style:text-properties officeooo:paragraph-rsid="000d48a2"/>
    </style:style>
    <style:style style:name="P24" style:family="paragraph" style:parent-style-name="Table_20_Contents">
      <style:paragraph-properties fo:margin-top="0.0398in" fo:margin-bottom="0.0398in" loext:contextual-spacing="false" fo:text-align="start" style:justify-single-word="false"/>
      <style:text-properties officeooo:paragraph-rsid="000e44bd"/>
    </style:style>
    <style:style style:name="P25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901" officeooo:paragraph-rsid="000ea5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901" officeooo:paragraph-rsid="000d2a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78ef" officeooo:paragraph-rsid="000ea5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78ef" officeooo:paragraph-rsid="00143e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bbf3" officeooo:paragraph-rsid="000ebb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e99f" officeooo:paragraph-rsid="001070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70c2" officeooo:paragraph-rsid="001070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6aec" officeooo:paragraph-rsid="00126a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font-size="14pt" fo:font-weight="bold" officeooo:paragraph-rsid="000b7408" style:font-size-asian="14pt" style:font-weight-asian="bold" style:font-size-complex="14pt" style:font-weight-complex="bold"/>
    </style:style>
    <style:style style:name="P34" style:family="paragraph" style:parent-style-name="Standard">
      <style:paragraph-properties fo:line-height="115%" fo:text-align="end" style:justify-single-word="false"/>
      <style:text-properties fo:font-size="14pt" fo:font-weight="bold" officeooo:rsid="000f81af" officeooo:paragraph-rsid="000f81af" style:font-size-asian="14pt" style:font-weight-asian="bold" style:font-size-complex="14pt" style:font-weight-complex="bold"/>
    </style:style>
    <style:style style:name="P35" style:family="paragraph" style:parent-style-name="Standard">
      <style:paragraph-properties fo:line-height="115%" fo:text-align="end" style:justify-single-word="false"/>
      <style:text-properties fo:font-size="14pt" fo:font-weight="bold" officeooo:paragraph-rsid="000f81af" style:font-size-asian="14pt" style:font-weight-asian="bold" style:font-size-complex="14pt" style:font-weight-complex="bold"/>
    </style:style>
    <style:style style:name="P36" style:family="paragraph" style:parent-style-name="Standard">
      <style:paragraph-properties fo:line-height="115%" fo:text-align="end" style:justify-single-word="false"/>
      <style:text-properties fo:font-size="14pt" fo:font-weight="bold" officeooo:paragraph-rsid="000b7408" style:font-size-asian="14pt" style:font-weight-asian="bold" style:font-size-complex="14pt" style:font-weight-complex="bold"/>
    </style:style>
    <style:style style:name="P37" style:family="paragraph" style:parent-style-name="Standard">
      <style:paragraph-properties fo:line-height="115%" fo:text-align="end" style:justify-single-word="false"/>
      <style:text-properties fo:font-size="14pt" fo:font-weight="normal" officeooo:paragraph-rsid="000b7408" style:font-size-asian="14pt" style:font-weight-asian="normal" style:font-size-complex="14pt" style:font-weight-complex="normal"/>
    </style:style>
    <style:style style:name="P38" style:family="paragraph" style:parent-style-name="Standard">
      <style:text-properties officeooo:paragraph-rsid="000b7408"/>
    </style:style>
    <style:style style:name="P39" style:family="paragraph" style:parent-style-name="Standard">
      <style:paragraph-properties fo:text-align="end" style:justify-single-word="false"/>
      <style:text-properties fo:color="#56316d" fo:font-size="16pt" style:text-underline-style="none" fo:font-weight="bold" officeooo:paragraph-rsid="000b7408" style:font-size-asian="16pt" style:font-weight-asian="bold" style:font-size-complex="16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officeooo:rsid="000b7408" officeooo:paragraph-rsid="000b7408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color="#56316d" fo:font-size="14pt" fo:font-weight="bold" officeooo:rsid="000ea58f" officeooo:paragraph-rsid="000ea58f" style:font-size-asian="14pt" style:font-weight-asian="bold" style:font-size-complex="14pt" style:font-weight-complex="bold"/>
    </style:style>
    <style:style style:name="P43" style:family="paragraph" style:parent-style-name="Table_20_Contents">
      <style:paragraph-properties fo:text-align="start" style:justify-single-word="false"/>
    </style:style>
    <style:style style:name="T1" style:family="text">
      <style:text-properties fo:font-size="12pt" fo:font-weight="normal" officeooo:rsid="0003ee44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05eddb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b7408" style:font-size-asian="12pt" style:font-size-complex="12pt"/>
    </style:style>
    <style:style style:name="T5" style:family="text">
      <style:text-properties fo:font-size="12pt" officeooo:rsid="000f81af" style:font-size-asian="12pt" style:font-size-complex="12pt"/>
    </style:style>
    <style:style style:name="T6" style:family="text">
      <style:text-properties fo:font-size="12pt" officeooo:rsid="000ea58f" style:font-size-asian="12pt" style:font-size-complex="12pt"/>
    </style:style>
    <style:style style:name="T7" style:family="text">
      <style:text-properties fo:font-size="12pt" officeooo:rsid="000d48a2" style:font-size-asian="12pt" style:font-size-complex="12pt"/>
    </style:style>
    <style:style style:name="T8" style:family="text">
      <style:text-properties fo:font-size="12pt" officeooo:rsid="001070c2" style:font-size-asian="12pt" style:font-size-complex="12pt"/>
    </style:style>
    <style:style style:name="T9" style:family="text">
      <style:text-properties fo:font-size="12pt" officeooo:rsid="00126aec" style:font-size-asian="12pt" style:font-size-complex="12pt"/>
    </style:style>
    <style:style style:name="T10" style:family="text">
      <style:text-properties fo:font-size="12pt" officeooo:rsid="000e44bd" style:font-size-asian="12pt" style:font-size-complex="12pt"/>
    </style:style>
    <style:style style:name="T11" style:family="text">
      <style:text-properties officeooo:rsid="0003ee44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05eddb"/>
    </style:style>
    <style:style style:name="T14" style:family="text">
      <style:text-properties style:font-name="DejaVu Serif" fo:font-size="10pt" style:text-underline-style="none" fo:font-weight="normal" style:font-name-asian="Batang1" style:font-size-asian="10pt" style:font-weight-asian="normal" style:font-name-complex="Times New Roman1" style:font-size-complex="10pt"/>
    </style:style>
    <style:style style:name="T15" style:family="text">
      <style:text-properties style:font-name="DejaVu Serif" fo:font-size="10pt" style:text-underline-style="none" fo:font-weight="normal" officeooo:rsid="0018dd24" style:font-name-asian="Batang1" style:font-size-asian="10pt" style:font-weight-asian="normal" style:font-name-complex="Times New Roman1" style:font-size-complex="10pt"/>
    </style:style>
    <style:style style:name="T16" style:family="text">
      <style:text-properties officeooo:rsid="000d48a2"/>
    </style:style>
    <style:style style:name="T17" style:family="text">
      <style:text-properties officeooo:rsid="000e44bd"/>
    </style:style>
    <style:style style:name="T18" style:family="text">
      <style:text-properties officeooo:rsid="000ea58f"/>
    </style:style>
    <style:style style:name="T19" style:family="text">
      <style:text-properties style:font-name-asian="Batang1"/>
    </style:style>
    <style:style style:name="T20" style:family="text">
      <style:text-properties officeooo:rsid="000c0901" style:font-name-asian="Batang1"/>
    </style:style>
    <style:style style:name="T21" style:family="text">
      <style:text-properties officeooo:rsid="000d78ef" style:font-name-asian="Batang1"/>
    </style:style>
    <style:style style:name="T22" style:family="text">
      <style:text-properties officeooo:rsid="001070c2" style:font-name-asian="Batang1"/>
    </style:style>
    <style:style style:name="T23" style:family="text">
      <style:text-properties officeooo:rsid="00109a1f" style:font-name-asian="Batang1"/>
    </style:style>
    <style:style style:name="T24" style:family="text">
      <style:text-properties style:font-name="Liberation Serif" officeooo:rsid="000c0901" style:font-name-asian="Batang1"/>
    </style:style>
    <style:style style:name="T25" style:family="text">
      <style:text-properties style:font-name="Liberation Serif" officeooo:rsid="000d78ef" style:font-name-asian="Batang1"/>
    </style:style>
    <style:style style:name="T26" style:family="text">
      <style:text-properties style:font-name="Liberation Serif" officeooo:rsid="000c60ff" style:font-name-asian="Batang1"/>
    </style:style>
    <style:style style:name="T27" style:family="text">
      <style:text-properties style:font-name="Liberation Serif" officeooo:rsid="000ea58f" style:font-name-asian="Batang1"/>
    </style:style>
    <style:style style:name="T28" style:family="text">
      <style:text-properties style:font-name="Liberation Serif" fo:font-weight="normal" officeooo:rsid="001336f4" style:font-weight-asian="normal" style:font-weight-complex="normal"/>
    </style:style>
    <style:style style:name="T29" style:family="text">
      <style:text-properties officeooo:rsid="000d78ef"/>
    </style:style>
    <style:style style:name="T30" style:family="text">
      <style:text-properties officeooo:rsid="000c60ff"/>
    </style:style>
    <style:style style:name="T31" style:family="text">
      <style:text-properties officeooo:rsid="000ebbf3"/>
    </style:style>
    <style:style style:name="T32" style:family="text">
      <style:text-properties officeooo:rsid="000d2a5f"/>
    </style:style>
    <style:style style:name="T33" style:family="text">
      <style:text-properties officeooo:rsid="000ee77a"/>
    </style:style>
    <style:style style:name="T34" style:family="text">
      <style:text-properties officeooo:rsid="000f55b0"/>
    </style:style>
    <style:style style:name="T35" style:family="text">
      <style:text-properties officeooo:rsid="000f81af"/>
    </style:style>
    <style:style style:name="T3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9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78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a5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1" style:family="text">
      <style:text-properties fo:font-variant="normal" fo:text-transform="none" style:font-name="Liberation Serif" fo:letter-spacing="normal" fo:font-style="normal" fo:font-weight="normal" fo:background-color="#ffffff" loext:char-shading-value="0" style:font-weight-asian="normal" style:font-weight-complex="normal" loext:padding="0in" loext:border="none"/>
    </style:style>
    <style:style style:name="T42" style:family="text">
      <style:text-properties officeooo:rsid="001070c2"/>
    </style:style>
    <style:style style:name="T43" style:family="text">
      <style:text-properties officeooo:rsid="00109a1f"/>
    </style:style>
    <style:style style:name="T44" style:family="text">
      <style:text-properties officeooo:rsid="00126aec"/>
    </style:style>
    <style:style style:name="T45" style:family="text">
      <style:text-properties officeooo:rsid="00143ef7"/>
    </style:style>
    <style:style style:name="T46" style:family="text">
      <style:text-properties style:text-underline-style="solid" style:text-underline-width="auto" style:text-underline-color="font-color" fo:background-color="#ffffff" loext:char-shading-value="0"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ext:p text:style-name="P39">SIMON BLURTON <text:span text:style-name="T11">| FULL STACK SOFTWARE DEVELOPER</text:span></text:p>
      <text:p text:style-name="P39"/>
      <text:p text:style-name="P37">WhatsApp: +52 967 172 4985</text:p>
      <text:p text:style-name="P36"><text:span text:style-name="T12">Email: </text:span><text:a xlink:type="simple" xlink:href="mailto:Sblurton@hotmail.co.uk" text:style-name="Internet_20_link" text:visited-style-name="Visited_20_Internet_20_Link"><text:span text:style-name="T12">Sblurton@hotmail.co.uk</text:span></text:a></text:p>
      <text:p text:style-name="P34"><text:span text:style-name="T12">GitHub: </text:span><text:a xlink:type="simple" xlink:href="https://github.com/sjblurton" text:style-name="Internet_20_link" text:visited-style-name="Visited_20_Internet_20_Link"><text:span text:style-name="T12">https://github.com/sjblurton</text:span></text:a></text:p>
      <text:p text:style-name="P35"><text:span text:style-name="T28">Linked-In: </text:span><text:a xlink:type="simple" xlink:href="http://www.linkedin.com/in/simon-blurton" text:style-name="Internet_20_link" text:visited-style-name="Visited_20_Internet_20_Link"><text:span text:style-name="T41">www.linkedin.com/in/simon-blurton</text:span></text:a></text:p>
      <text:p text:style-name="P33"/>
      <text:p text:style-name="P9">OBJECTIVE</text:p>
      <text:p text:style-name="P8"><text:span text:style-name="T1">I’ve been teaching myself to programming since </text:span><text:span text:style-name="T2">around March 2020 </text:span><text:span text:style-name="T1">part time. </text:span><text:span text:style-name="T2">Though I’m very happy with my progress I would like to increase that progress of learning from a part time, to full time experience. Having some guidance, and to learn to in a team, of developers building bigger, and more impactful projects.</text:span></text:p>
      <text:p text:style-name="P10"><text:span text:style-name="T33">RELEVANT </text:span><text:span text:style-name="T13">E</text:span>DUCATION</text:p>
      <table:table table:name="education" table:style-name="education">
        <table:table-column table:style-name="education.A"/>
        <table:table-column table:style-name="education.B"/>
        <table:table-row table:style-name="education.1">
          <table:table-cell table:style-name="education.A1" office:value-type="string">
            <text:p text:style-name="P13">1998 - 2001</text:p>
          </table:table-cell>
          <table:table-cell table:style-name="education.A1" office:value-type="string">
            <text:p text:style-name="P13">Hull Hi-Tech NVQ levels 2 &amp; 3 IT and computing</text:p>
          </table:table-cell>
        </table:table-row>
        <table:table-row table:style-name="education.1">
          <table:table-cell table:style-name="education.A1" office:value-type="string">
            <text:p text:style-name="P18">1998 - 2001</text:p>
          </table:table-cell>
          <table:table-cell table:style-name="education.A1" office:value-type="string">
            <text:p text:style-name="P18">Key Skills level 3</text:p>
          </table:table-cell>
        </table:table-row>
      </table:table>
      <text:p text:style-name="P10">WORK EXPERIENCE 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1998 - 2001</text:p>
          </table:table-cell>
          <table:table-cell table:style-name="Table1.A1" office:value-type="string">
            <text:p text:style-name="P19">Technical Support for a <text:span text:style-name="T44">B</text:span>ar-<text:span text:style-name="T44">C</text:span>oding <text:span text:style-name="T44">C</text:span>ompany.</text:p>
            <text:p text:style-name="P23"><text:span text:style-name="T7">My first job </text:span><text:span text:style-name="T5">out of school</text:span><text:span text:style-name="T7">. I only ever knew computers </text:span><text:span text:style-name="T5">when I was a teenager, I use to make MSDos games in the 90’s for fun.</text:span><text:span text:style-name="T7"> </text:span><text:span text:style-name="T5">I wanted to feed my sense of adventure. So I left</text:span><text:span text:style-name="T7"> to travel, and found a </text:span><text:span text:style-name="T8">different </text:span><text:span text:style-name="T7">career </text:span><text:span text:style-name="T9">path </text:span><text:span text:style-name="T5">a long the way.</text:span></text:p>
          </table:table-cell>
        </table:table-row>
        <table:table-row table:style-name="Table1.1">
          <table:table-cell table:style-name="Table1.A1" office:value-type="string">
            <text:p text:style-name="P14">2001 - 2007</text:p>
          </table:table-cell>
          <table:table-cell table:style-name="Table1.A1" office:value-type="string">
            <text:p text:style-name="P19">Restaurant Chef from Commis <text:span text:style-name="T16">Chef</text:span>, to Head Chef.</text:p>
            <text:p text:style-name="P17">I cooked in restaurants throughout Spain, France, Australia, and the UK. Learning to work, <text:span text:style-name="T44">and </text:span>creative with teams form all over the world<text:span text:style-name="T34">.</text:span></text:p>
          </table:table-cell>
        </table:table-row>
        <table:table-row table:style-name="Table1.1">
          <table:table-cell table:style-name="Table1.A1" office:value-type="string">
            <text:p text:style-name="P14">2007 - 2018</text:p>
          </table:table-cell>
          <table:table-cell table:style-name="Table1.A1" office:value-type="string">
            <text:p text:style-name="P19">Private Chef <text:span text:style-name="T16">on</text:span> Super Yachts, <text:span text:style-name="T17">world wide</text:span>.</text:p>
            <text:p text:style-name="P16">Day one I felt impostor syndrome working for billionaires on the multi-million dollar yachts. After 11 years <text:span text:style-name="T34">l</text:span>iving on a ship working as <text:span text:style-name="T44">a </text:span><text:span text:style-name="T42">close</text:span> team, <text:span text:style-name="T44">with tight dead lines.</text:span> <text:span text:style-name="T44">C</text:span><text:span text:style-name="T34">ommunication between, </text:span><text:span text:style-name="T44">and within</text:span><text:span text:style-name="T34"> departments is key </text:span><text:span text:style-name="T42">to keep things on target and running smoothly</text:span>.</text:p>
          </table:table-cell>
        </table:table-row>
        <table:table-row table:style-name="Table1.1">
          <table:table-cell table:style-name="Table1.A1" office:value-type="string">
            <text:p text:style-name="P15">2018 - 2021</text:p>
          </table:table-cell>
          <table:table-cell table:style-name="Table1.A1" office:value-type="string">
            <text:p text:style-name="P20">Sea Shepard <text:span text:style-name="T44">V</text:span>olunteer as <text:span text:style-name="T44">D</text:span>eckhand, <text:span text:style-name="T44">and</text:span> <text:span text:style-name="T44">T</text:span>he <text:span text:style-name="T44">C</text:span>hief <text:span text:style-name="T44">C</text:span>ook.</text:p>
            <text:p text:style-name="P16">Probably the work I’ve do that I’m the most proud of. I’ve done missions in Italy, Gabon, L<text:span text:style-name="T17">iberia, and Peru. We can all do our little bit to help protect the planet. Sea Shepard seems to do more than most.</text:span></text:p>
          </table:table-cell>
        </table:table-row>
        <table:table-row table:style-name="Table1.1">
          <table:table-cell table:style-name="Table1.A1" office:value-type="string">
            <text:p text:style-name="P14">2019 - 2022</text:p>
          </table:table-cell>
          <table:table-cell table:style-name="Table1.A1" office:value-type="string">
            <text:p text:style-name="P19">Rock climbing guide, Mexico, Vertigo Rock Climbing</text:p>
            <text:p text:style-name="P24"><text:span text:style-name="T10">Teaching others how to do something to me to be one of the best ways to learn. </text:span><text:span text:style-name="T9">Communication needs to be </text:span><text:span text:style-name="T10">effective, </text:span><text:span text:style-name="T9">and to the point. There’s a lot of</text:span><text:span text:style-name="T10"> empathy for peoples feelings, and adaptability to </text:span><text:span text:style-name="T9">adapt</text:span><text:span text:style-name="T10"> to individual</text:span><text:span text:style-name="T9">s</text:span><text:span text:style-name="T10">. Rock climbing is problem solving </text:span><text:span text:style-name="T5">with the body, </text:span><text:span text:style-name="T9">understanding the center of our own gravity, and controlling our emotions</text:span><text:span text:style-name="T5">.</text:span></text:p>
          </table:table-cell>
        </table:table-row>
      </table:table>
      <text:p text:style-name="P6"/>
      <text:p text:style-name="P12">PROJECT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1">My Portfolio</text:p>
          </table:table-cell>
          <table:table-cell table:style-name="Table2.A1" office:value-type="string">
            <text:p text:style-name="P43"><text:span text:style-name="T3">My portfolio is simple </text:span><text:span text:style-name="T4">project just to host my </text:span><text:span text:style-name="T5">more ambitious</text:span><text:span text:style-name="T4"> projects</text:span><text:span text:style-name="T3">. </text:span><text:span text:style-name="T4">Buil</text:span><text:span text:style-name="T6">t</text:span><text:span text:style-name="T4"> with React, and styled-components, </text:span><text:span text:style-name="T5">and d</text:span><text:span text:style-name="T6">esign</text:span><text:span text:style-name="T5">ed</text:span><text:span text:style-name="T6"> in Figma.</text:span></text:p>
          </table:table-cell>
          <table:table-cell table:style-name="Table2.C1" office:value-type="string">
            <text:p text:style-name="P1"><text:a xlink:type="simple" xlink:href="https://github.com/sjblurton/portfolio" text:style-name="Internet_20_link" text:visited-style-name="Visited_20_Internet_20_Link"><text:span text:style-name="CharAttribute15"><text:span text:style-name="T15">GitHub Repo</text:span></text:span></text:a></text:p>
          </table:table-cell>
          <table:table-cell table:style-name="Table2.C1" office:value-type="string">
            <text:p text:style-name="P1"><text:a xlink:type="simple" xlink:href="https://simon-blurton.netlify.app/" text:style-name="Internet_20_link" text:visited-style-name="Visited_20_Internet_20_Link"><text:span text:style-name="CharAttribute15"><text:span text:style-name="T14">Live Site</text:span></text:span></text:a></text:p>
          </table:table-cell>
        </table:table-row>
        <table:table-row table:style-name="Table2.1">
          <table:table-cell table:style-name="Table2.A1" office:value-type="string">
            <text:p text:style-name="P41">Big 6</text:p>
          </table:table-cell>
          <table:table-cell table:style-name="Table2.A1" office:value-type="string">
            <text:p text:style-name="P4">A full stack PWA using NEXT.JS, with Firebase AUTH, and Firestore noSQL database. I needed a logbook for my calisthenics, so I built one for the fun of programming, and the joy of calisthenics.</text:p>
          </table:table-cell>
          <table:table-cell table:style-name="Table2.C1" office:value-type="string">
            <text:p text:style-name="P1"><text:a xlink:type="simple" xlink:href="https://github.com/sjblurton/Big-6-Next-js" text:style-name="Internet_20_link" text:visited-style-name="Visited_20_Internet_20_Link"><text:span text:style-name="CharAttribute15"><text:span text:style-name="T15">GitHub Repo</text:span></text:span></text:a></text:p>
          </table:table-cell>
          <table:table-cell table:style-name="Table2.C1" office:value-type="string">
            <text:p text:style-name="P1"><text:a xlink:type="simple" xlink:href="https://big-6-next-js.vercel.app/" text:style-name="Internet_20_link" text:visited-style-name="Visited_20_Internet_20_Link"><text:span text:style-name="CharAttribute15"><text:span text:style-name="T14">Live Site</text:span></text:span></text:a></text:p>
          </table:table-cell>
        </table:table-row>
        <table:table-row table:style-name="Table2.1">
          <table:table-cell table:style-name="Table2.A1" office:value-type="string">
            <text:p text:style-name="P41">V-CLIMB</text:p>
          </table:table-cell>
          <table:table-cell table:style-name="Table2.A1" office:value-type="string">
            <text:p text:style-name="P41">Built in NEXT.JS, using a<text:span text:style-name="T35"> SQL REST database, I created</text:span>. This Typescript app is in a effort to use computer software to pick the best climbing shoes for the type of climbing that will be done <text:span text:style-name="T35">based on the data provided</text:span>. <text:span text:style-name="T44">Trying to make the more ethical options easier to make.</text:span></text:p>
          </table:table-cell>
          <table:table-cell table:style-name="Table2.C1" office:value-type="string">
            <text:p text:style-name="P40"/>
          </table:table-cell>
          <table:table-cell table:style-name="Table2.C1" office:value-type="string">
            <text:p text:style-name="P40"/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row table:style-name="TableLine94248673755024">
          <table:table-cell table:style-name="Table3.A1" office:value-type="string">
            <text:p text:style-name="P42">SKILLS</text:p>
          </table:table-cell>
          <table:table-cell table:style-name="Table3.A1" office:value-type="string">
            <text:p text:style-name="P42">INTERESTS</text:p>
          </table:table-cell>
        </table:table-row>
        <table:table-row table:style-name="TableLine94248673782288">
          <table:table-cell table:style-name="Table3.A1" office:value-type="string">
            <text:p text:style-name="P2"><text:span text:style-name="CharAttribute4"><text:span text:style-name="T20">JavaScript </text:span></text:span><text:span text:style-name="CharAttribute4"><text:span text:style-name="T21">| </text:span></text:span><text:span text:style-name="CharAttribute4"><text:span text:style-name="T24">React </text:span></text:span><text:span text:style-name="CharAttribute4"><text:span text:style-name="T25">| </text:span></text:span><text:span text:style-name="CharAttribute4"><text:span text:style-name="T24">N</text:span></text:span><text:span text:style-name="CharAttribute4"><text:span text:style-name="T26">EXT</text:span></text:span><text:span text:style-name="CharAttribute4"><text:span text:style-name="T24">.js </text:span></text:span><text:span text:style-name="CharAttribute4"><text:span text:style-name="T25">| </text:span></text:span><text:span text:style-name="CharAttribute4"><text:span text:style-name="T24">Gatsby </text:span></text:span><text:span text:style-name="CharAttribute4"><text:span text:style-name="T27">| Typescript</text:span></text:span></text:p>
          </table:table-cell>
          <table:table-cell table:style-name="Table3.A1" office:value-type="string">
            <text:p text:style-name="P27">Rock Climbing <text:span text:style-name="T31">| open source</text:span></text:p>
          </table:table-cell>
        </table:table-row>
        <table:table-row table:style-name="TableLine94248673782544">
          <table:table-cell table:style-name="Table3.A1" office:value-type="string">
            <text:p text:style-name="P25">CSS <text:span text:style-name="T29">| </text:span>SASS <text:span text:style-name="T29">| </text:span>Styled-Components <text:span text:style-name="T29">| </text:span>HTML <text:span text:style-name="T18">| SVG</text:span></text:p>
          </table:table-cell>
          <table:table-cell table:style-name="Table3.A1" office:value-type="string">
            <text:p text:style-name="P28">Mountain Biking <text:span text:style-name="T31">| Nature </text:span><text:span text:style-name="T45">| <text:s/>C</text:span><text:span text:style-name="T30">alisthenics</text:span></text:p>
          </table:table-cell>
        </table:table-row>
        <table:table-row table:style-name="TableLine94248673783024">
          <table:table-cell table:style-name="Table3.A1" office:value-type="string">
            <text:p text:style-name="P22"><text:span text:style-name="T36">Firebase </text:span><text:span text:style-name="T37">| </text:span><text:span text:style-name="T36">Firestore </text:span><text:span text:style-name="T37">| </text:span><text:span text:style-name="T36">Auth </text:span><text:span text:style-name="T37">| </text:span><text:span text:style-name="T38">PWA </text:span><text:span text:style-name="T39">| </text:span><text:span text:style-name="T40">SQL</text:span></text:p>
          </table:table-cell>
          <table:table-cell table:style-name="Table3.A1" office:value-type="string">
            <text:p text:style-name="P32">Philosophy | AI | Machine Learning</text:p>
          </table:table-cell>
        </table:table-row>
      </table:table>
      <text:p text:style-name="P11"/>
      <text:p text:style-name="P11">REFERENCES</text:p>
      <table:table table:name="Table4" table:style-name="Table4">
        <table:table-column table:style-name="Table4.A"/>
        <table:table-column table:style-name="Table4.B"/>
        <table:table-row table:style-name="TableLine94248673783616">
          <table:table-cell table:style-name="Table4.A1" office:value-type="string">
            <text:p text:style-name="P3"><text:span text:style-name="CharAttribute4"><text:span text:style-name="T32">Ben Chaplin</text:span></text:span></text:p>
          </table:table-cell>
          <table:table-cell table:style-name="Table4.A1" office:value-type="string">
            <text:p text:style-name="P31">Martin</text:p>
          </table:table-cell>
        </table:table-row>
        <table:table-row table:style-name="TableLine94248673712320">
          <table:table-cell table:style-name="Table4.A1" office:value-type="string">
            <text:p text:style-name="P29">Super Yacht Captain</text:p>
          </table:table-cell>
          <table:table-cell table:style-name="Table4.A1" office:value-type="string">
            <text:p text:style-name="P30">Owner – Vertigo Rock Climbing</text:p>
          </table:table-cell>
        </table:table-row>
        <table:table-row table:style-name="TableLine94248673619696">
          <table:table-cell table:style-name="Table4.A1" office:value-type="string">
            <text:p text:style-name="P26">+1 206 972 3511 <text:span text:style-name="T43">( -8 GMT; USA )</text:span></text:p>
          </table:table-cell>
          <table:table-cell table:style-name="Table4.A1" office:value-type="string">
            <text:p text:style-name="P5"><text:span text:style-name="CharAttribute4"><text:span text:style-name="T19">+</text:span></text:span><text:span text:style-name="CharAttribute4"><text:span text:style-name="T22">52 961 214 5747 </text:span></text:span><text:span text:style-name="CharAttribute4"><text:span text:style-name="T23">( -6 GMT; MEX )</text:span></text:span></text:p>
          </table:table-cell>
        </table:table-row>
        <table:table-row table:style-name="TableLine94248673765072">
          <table:table-cell table:style-name="Table4.A1" office:value-type="string">
            <text:p text:style-name="P21"><text:a xlink:type="simple" xlink:href="mailto:benchaplin_@hotmail.com" text:style-name="Internet_20_link" text:visited-style-name="Visited_20_Internet_20_Link">benchaplin_@hotmail.com</text:a></text:p>
          </table:table-cell>
          <table:table-cell table:style-name="Table4.A1" office:value-type="string">
            <text:p text:style-name="P26"><text:a xlink:type="simple" xlink:href="mailto:vertigorockclimbing@hotmail.com" office:target-frame-name="_blank" xlink:show="new" text:style-name="Internet_20_link" text:visited-style-name="Visited_20_Internet_20_Link"><text:span text:style-name="T46">vertigorockclimbing@hotmail.com</text:span></text:a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Batang" svg:font-family="Batang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atang1" svg:font-family="Batang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in" fo:margin-bottom="0in" loext:contextual-spacing="false" fo:text-align="justify" style:justify-single-word="false" fo:orphans="0" fo:widows="0" style:writing-mode="lr-tb"/>
      <style:text-properties style:font-name="Batang" fo:font-family="Batang" style:font-family-generic="roman" style:font-pitch="variable" fo:language="en" fo:country="US" style:letter-kerning="true" style:language-asian="ko" style:country-asian="KR"/>
    </style:style>
    <style:style style:name="List_20_Paragraph" style:display-name="List Paragraph" style:family="paragraph" style:parent-style-name="Standard" style:default-outline-level="">
      <style:paragraph-properties fo:margin-left="0.278in" fo:margin-right="0in" fo:text-indent="0in" style:auto-text-indent="false"/>
    </style:style>
    <style:style style:name="ParaAttribute14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>
        <style:tab-stops>
          <style:tab-stop style:position="0.4898in"/>
          <style:tab-stop style:position="3.1874in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ttribute15" style:family="text">
      <style:text-properties style:font-name="Times New Roman" fo:font-family="'Times New Roman'" style:font-family-generic="roman" style:font-pitch="variable" fo:font-size="11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1pt" style:font-weight-asian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ttribute4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08:15:59.361113448</meta:creation-date>
    <dc:date>2022-02-09T20:45:30.905994704</dc:date>
    <meta:editing-duration>PT20M29S</meta:editing-duration>
    <meta:editing-cycles>6</meta:editing-cycles>
    <meta:generator>LibreOffice/6.4.7.2$Linux_X86_64 LibreOffice_project/40$Build-2</meta:generator>
    <meta:document-statistic meta:table-count="5" meta:image-count="0" meta:object-count="0" meta:page-count="2" meta:paragraph-count="56" meta:word-count="563" meta:character-count="3227" meta:non-whitespace-character-count="2717"/>
  </office:meta>
</office:document-meta>
</file>